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ndroid-subtitle">
      <style:graphic-properties draw:fill-color="#ffffff" fo:min-height="13.86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fo:min-height="3.506cm"/>
    </style:style>
    <style:style style:name="pr6" style:family="presentation" style:parent-style-name="Android-outline1">
      <style:graphic-properties fo:min-height="13.859cm"/>
    </style:style>
    <style:style style:name="pr7" style:family="presentation" style:parent-style-name="Android-notes">
      <style:graphic-properties draw:fill-color="#ffffff" fo:min-height="12.572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r9" style:family="presentation" style:parent-style-name="Android-outline1">
      <style:graphic-properties draw:fill-color="#ffffff" fo:min-height="13.609cm"/>
    </style:style>
    <style:style style:name="pr10" style:family="presentation" style:parent-style-name="Android-title">
      <style:graphic-properties draw:auto-grow-height="true" fo:min-height="3.506cm"/>
    </style:style>
    <style:style style:name="pr11" style:family="presentation" style:parent-style-name="Android-outline1">
      <style:graphic-properties draw:auto-grow-height="true" fo:min-height="13.859cm"/>
    </style:style>
    <style:style style:name="pr12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color="#ffffff" fo:font-family="OpenSymbol" style:font-pitch="variable" style:font-charset="x-symbol" fo:font-size="72pt" style:font-size-asian="72pt" style:font-size-complex="72pt"/>
    </style:style>
    <style:style style:name="P9" style:family="paragraph">
      <style:text-properties fo:font-size="26.3999996185303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color="#ffffff" fo:font-family="OpenSymbol" style:font-style-name="Regular" style:font-pitch="variable" style:font-charset="x-symbol" fo:font-size="72pt" style:font-family-asian="OpenSymbol" style:font-style-name-asian="Regular" style:font-pitch-asian="variable" style:font-charset-asian="x-symbol" style:font-size-asian="72pt" style:font-family-complex="OpenSymbol" style:font-style-name-complex="Regular" style:font-pitch-complex="variable" style:font-charset-complex="x-symbol" style:font-size-complex="7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Consola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11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>
          <draw:text-box>
            <text:p text:style-name="P1"><text:span text:style-name="T1">Creating and Using Local</text:span><text:span text:style-name="T1"><text:line-break/></text:span><text:span text:style-name="T1">Servic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hy Services?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ndependent Lifecycle</text:p>
                <text:list>
                  <text:list-item>
                    <text:p text:style-name="P4">Unaffected by configuration changes (e.g., orientation)</text:p>
                  </text:list-item>
                  <text:list-item>
                    <text:p text:style-name="P4">May keep running even if no activities are active</text:p>
                  </text:list-item>
                </text:list>
              </text:list-item>
              <text:list-item>
                <text:p>Scheduled Tasks</text:p>
                <text:list>
                  <text:list-item>
                    <text:p>Can arrange to run completely independently of activities, on scheduled basis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Services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PI for Third-Party Integration</text:p>
                <text:list>
                  <text:list-item>
                    <text:p>Allow other apps to extend your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ervice Implementatio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reating the Service Class</text:p>
                <text:list>
                  <text:list-item>
                    <text:p text:style-name="P4">android.app.Service</text:p>
                    <text:list>
                      <text:list-item>
                        <text:p>Standard service implementation</text:p>
                      </text:list-item>
                    </text:list>
                  </text:list-item>
                  <text:list-item>
                    <text:p>android.app.IntentService</text:p>
                    <text:list>
                      <text:list-item>
                        <text:p>Designed for command pattern</text:p>
                      </text:list-item>
                      <text:list-item>
                        <text:p>Performs work on background thread</text:p>
                      </text:list-item>
                      <text:list-item>
                        <text:p>Shuts down automatically when no more work<text:line-break/>to be don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ervice Implementation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mplement Lifecycle Methods</text:p>
                <text:list>
                  <text:list-item>
                    <text:p><text:span text:style-name="T2">onCreate()</text:span> for initialization</text:p>
                  </text:list-item>
                  <text:list-item>
                    <text:p><text:span text:style-name="T2">onDestroy()</text:span> for cleanup when service shuts down</text:p>
                  </text:list-item>
                  <text:list-item>
                    <text:p><text:span text:style-name="T2">onStartCommand()</text:span> to respond to commands</text:p>
                  </text:list-item>
                  <text:list-item>
                    <text:p><text:span text:style-name="T2">onBind()</text:span> to supply an API</text:p>
                    <text:list>
                      <text:list-item>
                        <text:p>Either for local or remote use</text:p>
                      </text:list-item>
                      <text:list-item>
                        <text:p>Required method – just return <text:span text:style-name="T2">null</text:span> if unus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ervice Implementatio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dd Service to Manifest</text:p>
                <text:list>
                  <text:list-item>
                    <text:p text:style-name="P4">Need to add <text:span text:style-name="T2">&lt;service&gt;</text:span> element to <text:span text:style-name="T2">&lt;application&gt;</text:span> in <text:span text:style-name="T2">AndroidManifest.xml</text:span></text:p>
                  </text:list-item>
                  <text:list-item>
                    <text:p text:style-name="P4">android:name is only required attribute</text:p>
                    <text:list>
                      <text:list-item>
                        <text:p text:style-name="P4">Works like with <text:span text:style-name="T2">&lt;activity&gt;</text:span></text:p>
                      </text:list-item>
                      <text:list-item>
                        <text:p text:style-name="P4">Namespaced class of implementation, with optional<text:line-break/>shorthan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.54cm" svg:height="2.791cm" svg:x="24.13cm" svg:y="16.9cm">
          <draw:text-box>
            <text:p text:style-name="P4"><text:span text:style-name="T3">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tarting and Stopping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artService()</text:span></text:p>
                <text:list>
                  <text:list-item>
                    <text:p>Pass in an Intent identifying the service</text:p>
                    <text:list>
                      <text:list-item>
                        <text:p><text:span text:style-name="T2">new Intent(this, MyService.class)</text:span></text:p>
                      </text:list-item>
                    </text:list>
                  </text:list-item>
                  <text:list-item>
                    <text:p>Creates the service if it is not already running</text:p>
                  </text:list-item>
                  <text:list-item>
                    <text:p>Sends the Intent to <text:span text:style-name="T2">onStartCommand()</text:span></text:p>
                    <text:list>
                      <text:list-item>
                        <text:p>IntentService receives in <text:span text:style-name="T2">onHandleIntent()</text:span></text:p>
                      </text:list-item>
                    </text:list>
                  </text:list-item>
                  <text:list-item>
                    <text:p>Keeps the service running!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tarting and Stopping</text:p>
          </draw:text-box>
        </draw:frame>
        <draw:frame presentation:style-name="pr9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opping a Service</text:p>
                <text:list>
                  <text:list-item>
                    <text:p>Call <text:span text:style-name="T2">stopService()</text:span> with an Intent that identifies the service</text:p>
                  </text:list-item>
                  <text:list-item>
                    <text:p>Service calls <text:span text:style-name="T2">stopSelf()</text:span></text:p>
                    <text:list>
                      <text:list-item>
                        <text:p>Used by IntentService</text:p>
                      </text:list-item>
                    </text:list>
                  </text:list-item>
                  <text:list-item>
                    <text:p>User kills (task manager, Manage Services, etc.)</text:p>
                  </text:list-item>
                  <text:list-item>
                    <text:p>Android kills</text:p>
                    <text:list>
                      <text:list-item>
                        <text:p>More aggressive nowadays due to shoddy app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The Command Patter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nStartCommand()</text:span></text:p>
                <text:list>
                  <text:list-item>
                    <text:p>Do whatever work is needed</text:p>
                  </text:list-item>
                  <text:list-item>
                    <text:p>Called on main application thread!</text:p>
                  </text:list-item>
                  <text:list-item>
                    <text:p>Return value to indicate what should happen if service gets killed</text:p>
                    <text:list>
                      <text:list-item>
                        <text:p><text:span text:style-name="T2">START_STICKY</text:span></text:p>
                      </text:list-item>
                      <text:list-item>
                        <text:p><text:span text:style-name="T2">START_REDELIVER_INTENT</text:span></text:p>
                      </text:list-item>
                      <text:list-item>
                        <text:p><text:span text:style-name="T2">START_NOT_STICK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cenario #1: Music Player</text:p>
          </draw:text-box>
        </draw:frame>
        <draw:frame presentation:style-name="pr11" draw:layer="layout" svg:width="25.199cm" svg:height="14.085cm" svg:x="1.4cm" svg:y="4.914cm" presentation:class="outline">
          <draw:text-box>
            <text:list text:style-name="L2">
              <text:list-item>
                <text:p>User clicks “Play” to start music</text:p>
              </text:list-item>
              <text:list-item>
                <text:p>User wants music to keep playing even if they exit the activity</text:p>
              </text:list-item>
              <text:list-item>
                <text:p>User wants to stop music later via “Stop” button</text:p>
              </text:list-item>
              <text:list-item>
                <text:p>Solution: Ordinary Service</text:p>
                <text:list>
                  <text:list-item>
                    <text:p>Call <text:span text:style-name="T2">startService()</text:span> on play,<text:line-break/><text:span text:style-name="T2">stopService()</text:span> on stop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10" draw:text-style-name="P4" draw:layer="layout" svg:width="25.199cm" svg:height="3.506cm" svg:x="1.4cm" svg:y="0.837cm" presentation:class="title">
          <draw:text-box>
            <text:p text:style-name="P4">The Binding Pattern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Call <text:span text:style-name="T2">bindService()</text:span></text:p>
                <text:list>
                  <text:list-item>
                    <text:p>Supply an Intent to identify the service</text:p>
                  </text:list-item>
                  <text:list-item>
                    <text:p>Supply a ServiceConnection object</text:p>
                  </text:list-item>
                  <text:list-item>
                    <text:p>Typical flag: <text:span text:style-name="T2">FLAG_AUTO_CREATE</text:span></text:p>
                    <text:list>
                      <text:list-item>
                        <text:p>Creates service if not already runn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The Binding Patter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mplement <text:span text:style-name="T2">onBind()</text:span> in the Service</text:p>
                <text:list>
                  <text:list-item>
                    <text:p>Create custom subclass of Binder</text:p>
                  </text:list-item>
                  <text:list-item>
                    <text:p>Implement public API on that Binder</text:p>
                  </text:list-item>
                  <text:list-item>
                    <text:p>Return instance of that Binder from <text:span text:style-name="T2">onBind()</text:span></text:p>
                  </text:list-item>
                  <text:list-item>
                    <text:p><text:span text:style-name="T2">onBind()</text:span> receives Intent from <text:span text:style-name="T2">bindService()</text:span></text:p>
                    <text:list>
                      <text:list-item>
                        <text:p>Use to select right Binder if multiple API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ll <text:span text:style-name="T2">unbindService()</text:span></text:p>
                <text:list>
                  <text:list-item>
                    <text:p>When no longer need the service</text:p>
                  </text:list-item>
                  <text:list-item>
                    <text:p>Service will shut down if no other bound connections and no <text:span text:style-name="T2">startService()</text:span> calls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Implement the ServiceConnection object</text:p>
                <text:list>
                  <text:list-item>
                    <text:p><text:span text:style-name="T2">onServiceConnected()</text:span> called when binding complete</text:p>
                    <text:list>
                      <text:list-item>
                        <text:p>Supplied the Binder from onBind() ...for local services</text:p>
                      </text:list-item>
                      <text:list-item>
                        <text:p>Cast and save the Binder for use</text:p>
                      </text:list-item>
                    </text:list>
                  </text:list-item>
                  <text:list-item>
                    <text:p><text:span text:style-name="T2">onServiceDisconnected()</text:span> called after <text:span text:style-name="T2">unbindService()</text:span></text:p>
                    <text:list>
                      <text:list-item>
                        <text:p>No longer can use the Bind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2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<text:span text:style-name="T4">Sequence of Events</text:span></text:p>
                <text:list>
                  <text:list-item>
                    <text:p><text:span text:style-name="T5">Client calls </text:span><text:span text:style-name="T6">bindService()</text:span></text:p>
                  </text:list-item>
                  <text:list-item>
                    <text:p><text:span text:style-name="T5">Service is called with </text:span><text:span text:style-name="T6">onCreate()</text:span><text:span text:style-name="T5"> if needed, then </text:span><text:span text:style-name="T6">onBind()</text:span></text:p>
                  </text:list-item>
                  <text:list-item>
                    <text:p><text:span text:style-name="T5">ServiceConnection is called with </text:span><text:span text:style-name="T6">onServiceConnected()</text:span></text:p>
                  </text:list-item>
                  <text:list-item>
                    <text:p><text:span text:style-name="T5">… </text:span><text:span text:style-name="T5">time passes …</text:span></text:p>
                  </text:list-item>
                  <text:list-item>
                    <text:p><text:span text:style-name="T5">Client calls </text:span><text:span text:style-name="T6">unbindService()</text:span></text:p>
                  </text:list-item>
                  <text:list-item>
                    <text:p><text:span text:style-name="T5">ServiceConnection is called with</text:span><text:span text:style-name="T5"><text:line-break/></text:span><text:span text:style-name="T6">onServiceDisconnected()</text:span></text:p>
                  </text:list-item>
                  <text:list-item>
                    <text:p><text:span text:style-name="T5">Service may be called with </text:span><text:span text:style-name="T6">onDestro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Configuration Changes and Binding</text:p>
                <text:list>
                  <text:list-item>
                    <text:p>Binding is twitchy</text:p>
                    <text:list>
                      <text:list-item>
                        <text:p>Cannot unbind in old activity, as service will be destroyed before can re-bind in new activity</text:p>
                      </text:list-item>
                    </text:list>
                  </text:list-item>
                  <text:list-item>
                    <text:p>Binding is state</text:p>
                    <text:list>
                      <text:list-item>
                        <text:p>ServiceConnection knows the Context that created it</text:p>
                      </text:list-item>
                      <text:list-item>
                        <text:p>Must pass this to unbind</text:p>
                      </text:list-item>
                      <text:list-item>
                        <text:p>Issues with garbage collection, 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droid" presentation:presentation-page-layout-name="AL2T1" xml:id="id17" draw:id="id17">
        <office:forms form:automatic-focus="false" form:apply-design-mode="false"/>
        <draw:frame presentation:style-name="pr10" draw:layer="layout" svg:width="25.199cm" svg:height="4.133cm" svg:x="1.4cm" svg:y="0.524cm" presentation:class="title">
          <draw:text-box>
            <text:p>Scenario #2: Internet Service Bridg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Convert Internet service to local one</text:p>
                <text:list>
                  <text:list-item>
                    <text:p>REST Web service to local API</text:p>
                  </text:list-item>
                  <text:list-item>
                    <text:p>Might involve caching of connections, cookies, downloaded data</text:p>
                  </text:list-item>
                </text:list>
              </text:list-item>
              <text:list-item>
                <text:p>Solution: Service with <text:span text:style-name="T2">bindService()</text:span></text:p>
                <text:list>
                  <text:list-item>
                    <text:p>Binder exposes local equivalent of remote API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droid" presentation:presentation-page-layout-name="AL2T1" xml:id="id18" draw:id="id18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llback/Listener Pattern</text:p>
                <text:list>
                  <text:list-item>
                    <text:p>Define an interface</text:p>
                  </text:list-item>
                  <text:list-item>
                    <text:p>Service accepts instances of interface via Binder</text:p>
                    <text:list>
                      <text:list-item>
                        <text:p>Per-connection (e.g., <text:span text:style-name="T2">addEventListener()</text:span>)</text:p>
                      </text:list-item>
                      <text:list-item>
                        <text:p>Per-operation</text:p>
                      </text:list-item>
                    </text:list>
                  </text:list-item>
                  <text:list-item>
                    <text:p>Client implements interface</text:p>
                  </text:list-item>
                  <text:list-item>
                    <text:p>Client supplies interface instance(s) as needed</text:p>
                  </text:list-item>
                  <text:list-item>
                    <text:p>Client uses results 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ndroid" presentation:presentation-page-layout-name="AL2T1" xml:id="id19" draw:id="id19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llback/Listener Pattern Limitations</text:p>
                <text:list>
                  <text:list-item>
                    <text:p>Requires binding pattern</text:p>
                  </text:list-item>
                  <text:list-item>
                    <text:p>May cause garbage collection problems</text:p>
                    <text:list>
                      <text:list-item>
                        <text:p>Service may need to hold WeakReference to listener to handle activities failing to unregister listener</text:p>
                      </text:list-item>
                      <text:list-item>
                        <text:p>More of a problem with per-connection than<text:line-break/>per-operation listeners</text:p>
                      </text:list-item>
                      <text:list-item>
                        <text:p>Watch your configuration changes causing destroy/recreate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ndroid" presentation:presentation-page-layout-name="AL2T1" xml:id="id20" draw:id="id2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Broadcast Intents</text:p>
                <text:list>
                  <text:list-item>
                    <text:p>Service creates Intent, calls <text:span text:style-name="T2">sendBroadcast()</text:span></text:p>
                  </text:list-item>
                  <text:list-item>
                    <text:p>BroadcastReceiver can listen for that Intent</text:p>
                    <text:list>
                      <text:list-item>
                        <text:p>Registered by client (e.g., activity) via <text:span text:style-name="T2">registerReceiver()</text:span></text:p>
                      </text:list-item>
                      <text:list-item>
                        <text:p>Registered in manifest</text:p>
                      </text:list-item>
                      <text:list-item>
                        <text:p>Uses IntentFilter to identify Intent to monitor</text:p>
                      </text:list-item>
                    </text:list>
                  </text:list-item>
                  <text:list-item>
                    <text:p>BroadcastReceiver can respond as needed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ndroid" presentation:presentation-page-layout-name="AL2T1" xml:id="id21" draw:id="id2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Broadcast Intent Limitation: Truly Broadcast</text:p>
                <text:list>
                  <text:list-item>
                    <text:p>Any app can listen for them!</text:p>
                  </text:list-item>
                  <text:list-item>
                    <text:p>Can use <text:span text:style-name="T2">setPackage()</text:span> to “narrowcast”, but only in 2.2+</text:p>
                  </text:list-item>
                  <text:list-item>
                    <text:p>This may be a feature, not a bug, if you truly want to broadcast everywhere!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ndroid" presentation:presentation-page-layout-name="AL2T1" xml:id="id22" draw:id="id2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endingIntent</text:p>
                <text:list>
                  <text:list-item>
                    <text:p>Client creates PendingIntent</text:p>
                    <text:list>
                      <text:list-item>
                        <text:p>Wrapper around an Intent, stating operation to perform on that Intent</text:p>
                      </text:list-item>
                      <text:list-item>
                        <text:p>Activity can use <text:span text:style-name="T2">createPendingResult()</text:span> to create one that routes control to <text:span text:style-name="T2">onActivityResult()</text:span></text:p>
                      </text:list-item>
                    </text:list>
                  </text:list-item>
                  <text:list-item>
                    <text:p>Client puts PendingIntent in Intent extra</text:p>
                  </text:list-item>
                  <text:list-item>
                    <text:p>Service sends PendingIntent as needed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ndroid" presentation:presentation-page-layout-name="AL2T1" xml:id="id23" draw:id="id2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endingIntent Limitation: Coarse-Grained</text:p>
                <text:list>
                  <text:list-item>
                    <text:p>Starts an activity</text:p>
                  </text:list-item>
                  <text:list-item>
                    <text:p>Calls <text:span text:style-name="T2">startService()</text:span></text:p>
                  </text:list-item>
                  <text:list-item>
                    <text:p>Sends a broadcast Intent</text:p>
                  </text:list-item>
                  <text:list-item>
                    <text:p>Invokes <text:span text:style-name="T2">onActivityResult()</text:span> (activities only!)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ndroid" presentation:presentation-page-layout-name="AL2T1" xml:id="id24" draw:id="id2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essenger</text:p>
                <text:list>
                  <text:list-item>
                    <text:p>Client creates Messenger object tied to its Handler</text:p>
                  </text:list-item>
                  <text:list-item>
                    <text:p>Client puts Messenger in Intent extra</text:p>
                  </text:list-item>
                  <text:list-item>
                    <text:p>Service sends messages via Messenger as needed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ndroid" presentation:presentation-page-layout-name="AL2T1" xml:id="id25" draw:id="id25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essenger</text:p>
                <text:list>
                  <text:list-item>
                    <text:p>Limitation: requires a Handler</text:p>
                    <text:list>
                      <text:list-item>
                        <text:p>May need to use HandlerThread if specifically<text:line-break/>want a background thread to get these<text:line-break/>messages instead of main application threa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ndroid" presentation:presentation-page-layout-name="AL2T1" xml:id="id26" draw:id="id26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cenario #3: Downloader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You want to download a file from the Internet</text:p>
              </text:list-item>
              <text:list-item>
                <text:p>You want the file to download even if the activity goes away</text:p>
                <text:list>
                  <text:list-item>
                    <text:p>But if the activity is still around, let it know when the download completes</text:p>
                  </text:list-item>
                </text:list>
              </text:list-item>
              <text:list-item>
                <text:p>Solution: IntentService and Messenger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1" draw:layer="backgroundobjects" svg:width="8.432cm" svg:height="1.296cm" svg:x="1.168cm" svg:y="0.991cm">
        <draw:text-box>
          <text:p><text:span text:style-name="MT1">Android Application Development</text:span></text:p>
        </draw:text-box>
      </draw:frame>
      <draw:frame draw:style-name="Mgr2" draw:text-style-name="MP1" draw:layer="backgroundobjects" svg:width="14.605cm" svg:height="1.296cm" svg:x="1.168cm" svg:y="25.651cm">
        <draw:text-box>
          <text:p text:style-name="MP2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2" draw:layer="backgroundobjects" svg:width="25.199cm" svg:height="3.506cm" svg:x="1.4cm" svg:y="0.837cm" presentation:class="title">
        <draw:text-box>
          <text:p text:style-name="MP2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2" draw:layer="backgroundobjects" svg:width="25.199cm" svg:height="3.506cm" svg:x="1.4cm" svg:y="0.837cm" presentation:class="title">
        <draw:text-box>
          <text:p text:style-name="MP2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2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08:36:43</dc:date>
    <meta:printed-by>Mark Murphy</meta:printed-by>
    <meta:print-date>2010-10-20T09:30:51</meta:print-date>
    <dc:language>en-US</dc:language>
    <meta:editing-cycles>53</meta:editing-cycles>
    <meta:editing-duration>PT3H33M58S</meta:editing-duration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